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8c31e"/>
    </style:style>
    <style:style style:name="P2" style:family="paragraph" style:parent-style-name="Standard">
      <style:paragraph-properties fo:text-align="start" style:justify-single-word="false"/>
      <style:text-properties officeooo:paragraph-rsid="003bbb7b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91baa" officeooo:paragraph-rsid="0038c31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ba553" officeooo:paragraph-rsid="0038c31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bf317" officeooo:paragraph-rsid="0038c31e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a346" officeooo:paragraph-rsid="0038c31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70626" officeooo:paragraph-rsid="0038c31e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c3dc2" officeooo:paragraph-rsid="003c3dc2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521bb" officeooo:paragraph-rsid="0038c31e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c31e" officeooo:paragraph-rsid="0038c31e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c191" officeooo:paragraph-rsid="003dc191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07f4a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22f9c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3c3dc2" officeooo:paragraph-rsid="003c3dc2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paragraph-rsid="003bbb7b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paragraph-rsid="0038c31e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38c31e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38c31e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22f9c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22f9c" style:font-weight-asian="bold" style:font-weight-complex="bold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d554b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ba553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5a075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5f0226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522596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4ba553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07f4a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4d554b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5f0226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522596" style:font-size-asian="12pt" style:font-weight-asian="norm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1baa" style:font-weight-asian="bold" style:font-weight-complex="bold"/>
    </style:style>
    <style:style style:name="T21" style:family="text">
      <style:text-properties fo:font-weight="bold" officeooo:rsid="0038c31e" style:font-weight-asian="bold" style:font-weight-complex="bold"/>
    </style:style>
    <style:style style:name="T22" style:family="text">
      <style:text-properties fo:font-weight="bold" officeooo:rsid="004ba553" style:font-weight-asian="bold" style:font-weight-complex="bold"/>
    </style:style>
    <style:style style:name="T23" style:family="text">
      <style:text-properties fo:font-weight="bold" officeooo:rsid="004d4246" style:font-weight-asian="bold" style:font-weight-complex="bold"/>
    </style:style>
    <style:style style:name="T24" style:family="text">
      <style:text-properties officeooo:rsid="0038c31e"/>
    </style:style>
    <style:style style:name="T25" style:family="text">
      <style:text-properties officeooo:rsid="00491baa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8c31e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479bde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4ba553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4ba553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4e547e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491baa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weight="bold" officeooo:rsid="004ba553" style:font-weight-asian="bold" style:font-weight-complex="bold"/>
    </style:style>
    <style:style style:name="T33" style:family="text">
      <style:text-properties style:text-line-through-style="none" style:text-line-through-type="none" fo:font-weight="normal" officeooo:rsid="004ba553" style:font-weight-asian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3a081a" style:font-name-asian="DejaVu Sans Condensed" style:font-size-asian="12pt" style:font-weight-asian="normal" style:font-name-complex="DejaVu Sans Condensed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abc1e" style:font-name-asian="DejaVu Sans Condensed" style:font-size-asian="12pt" style:font-weight-asian="normal" style:font-name-complex="DejaVu Sans Condensed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3bbb7b" style:font-name-asian="DejaVu Sans Condensed" style:font-size-asian="12pt" style:font-weight-asian="normal" style:font-name-complex="DejaVu Sans Condensed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weight="normal" officeooo:rsid="003bbb7b" style:font-name-asian="DejaVu Sans Condensed" style:font-weight-asian="normal" style:font-name-complex="DejaVu Sans Condensed" style:font-weight-complex="normal"/>
    </style:style>
    <style:style style:name="T38" style:family="text">
      <style:text-properties style:text-line-through-style="none" style:text-line-through-type="none" style:font-name="DejaVu Sans Condensed" fo:font-weight="bold" officeooo:rsid="003bbb7b" style:font-name-asian="DejaVu Sans Condensed" style:font-weight-asian="bold" style:font-name-complex="DejaVu Sans Condensed" style:font-weight-complex="bold"/>
    </style:style>
    <style:style style:name="T39" style:family="text">
      <style:text-properties officeooo:rsid="004ba553"/>
    </style:style>
    <style:style style:name="T40" style:family="text">
      <style:text-properties officeooo:rsid="004d4246"/>
    </style:style>
    <style:style style:name="T41" style:family="text">
      <style:text-properties style:font-name="DejaVu Sans Condensed" style:font-name-asian="DejaVu Sans Condensed" style:font-name-complex="DejaVu Sans Condensed"/>
    </style:style>
    <style:style style:name="T42" style:family="text">
      <style:text-properties style:font-name="DejaVu Sans Condensed" officeooo:rsid="003abc1e" style:font-name-asian="DejaVu Sans Condensed" style:font-name-complex="DejaVu Sans Condensed"/>
    </style:style>
    <style:style style:name="T43" style:family="text">
      <style:text-properties style:font-name="DejaVu Sans Condensed" officeooo:rsid="003c3dc2" style:font-name-asian="DejaVu Sans Condensed" style:font-name-complex="DejaVu Sans Condensed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44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D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0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3"/>
      <text:p text:style-name="P4">All weapons</text:p>
      <text:list xml:id="list2735510883" text:style-name="L1">
        <text:list-item>
          <text:p text:style-name="P8">On <text:span text:style-name="T19">Optical Sight Control Unit panel</text:span> (below gunsight):</text:p>
          <text:list>
            <text:list-item>
              <text:p text:style-name="P8"><text:span text:style-name="T19">Power</text:span> switch ... <text:span text:style-name="T19">ON</text:span></text:p>
            </text:list-item>
            <text:list-item>
              <text:p text:style-name="P8"><text:span text:style-name="T19">Mode</text:span> switch ... <text:span text:style-name="T19">MAN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0">NOTE: AUTO computes lead, but only at a fixed range?? manual is unclear, MAN mode is recommended.</text:p>
                </text:list-item>
              </text:list>
            </text:list-item>
          </text:list>
        </text:list-item>
      </text:list>
      <text:list xml:id="list110911913683474" text:continue-list="list2735510883" text:style-name="L1">
        <text:list-item>
          <text:list>
            <text:list-item>
              <text:p text:style-name="P19"><text:span text:style-name="T8">G</text:span><text:span text:style-name="T9">unsight depression</text:span><text:span text:style-name="T14"> </text:span><text:span text:style-name="T16">...</text:span><text:span text:style-name="T14"> </text:span><text:span text:style-name="T9">10</text:span><text:span text:style-name="T10"> deg</text:span><text:span text:style-name="T17"> </text:span><text:span text:style-name="T15">for centerline crosshair </text:span><text:span text:style-name="T18">(</text:span><text:span text:style-name="T11">Gray Reset</text:span><text:span text:style-name="T12"> Hat </text:span><text:span text:style-name="T11">forward/back</text:span><text:span text:style-name="T18"> for tens, </text:span><text:span text:style-name="T12">left/right</text:span><text:span text:style-name="T18"> for units)</text:span></text:p>
            </text:list-item>
          </text:list>
        </text:list-item>
        <text:list-item>
          <text:p text:style-name="P8">On <text:span text:style-name="T19">SCAR panel</text:span> (bottom left instrument panel, above left knee):</text:p>
          <text:list>
            <text:list-item>
              <text:p text:style-name="P11"><text:span text:style-name="T19">M</text:span><text:span text:style-name="T20">AST SW</text:span> ... <text:span text:style-name="T19">ON</text:span></text:p>
            </text:list-item>
          </text:list>
        </text:list-item>
      </text:list>
      <text:p text:style-name="P5"/>
      <text:p text:style-name="P1"><text:span text:style-name="T26">Guns -- </text:span><text:span text:style-name="T27">M2 .50 cal MGs or DEFA 30 mm cannon</text:span></text:p>
      <text:list xml:id="list458575016" text:style-name="L3">
        <text:list-item>
          <text:p text:style-name="P9">On <text:span text:style-name="T19">SCAR panel</text:span> (bottom left instrument panel, above left knee):</text:p>
          <text:list>
            <text:list-item>
              <text:p text:style-name="P12"><text:span text:style-name="T19">Fixed Weapons Swit</text:span><text:span text:style-name="T20">c</text:span><text:span text:style-name="T19">h</text:span> ... <text:span text:style-name="T19">A/</text:span><text:span text:style-name="T21">A</text:span><text:span text:style-name="T25"> (red guarded switch)</text:span></text:p>
            </text:list-item>
          </text:list>
        </text:list-item>
        <text:list-item>
          <text:p text:style-name="P13"><text:span text:style-name="T22">Release trigger safety catch</text:span><text:span text:style-name="T39"> (</text:span><text:span text:style-name="T22">Flip-down Trigger press</text:span><text:span text:style-name="T39">); front of stick grip will have a red bar exposed when safety is off.</text:span></text:p>
        </text:list-item>
        <text:list-item>
          <text:p text:style-name="P14">Horizontal lines on pipper show <text:span text:style-name="T19">35 ft wingspan</text:span> at various ranges:</text:p>
        </text:list-item>
      </text:list>
      <text:p text:style-name="P7"><text:span text:style-name="T42"><text:tab/><text:tab/></text:span><text:span text:style-name="T41">┣━━ ┣━ ┣━ ⨀ ━┫ ━┫ ━━┫</text:span><text:span text:style-name="T42"><text:tab/></text:span><text:span text:style-name="T41">= 700 ft</text:span><text:span text:style-name="T43"> / 233 yds / 213 m</text:span></text:p>
      <text:p text:style-name="P7"><text:span text:style-name="T42"><text:tab/><text:tab/></text:span><text:span text:style-name="T41"> <text:s text:c="6"/>┣━ ┣━ ⨀ ━┫ ━┫</text:span><text:span text:style-name="T42"><text:tab/><text:tab/></text:span><text:span text:style-name="T41">= 1250 ft</text:span><text:span text:style-name="T43"> / 417 yds / 381 m</text:span></text:p>
      <text:p text:style-name="P7"><text:span text:style-name="T42"><text:tab/><text:tab/></text:span><text:span text:style-name="T41"> <text:s text:c="11"/>┣━ ⨀ ━┫</text:span><text:span text:style-name="T42"><text:tab/><text:tab/></text:span><text:span text:style-name="T41">= 1800 ft</text:span><text:span text:style-name="T43"> / 600 yds / 549 m</text:span></text:p>
      <text:p text:style-name="P2"><text:span text:style-name="T35"><text:tab/><text:tab/></text:span><text:span text:style-name="T34">┣━━ <text:s text:c="10"/>⨀ <text:s text:c="9"/>━━┫</text:span><text:span text:style-name="T35"><text:tab/></text:span><text:span text:style-name="T34">= Snap Shot (</text:span><text:span text:style-name="T36">not sure what this does??</text:span><text:span text:style-name="T34">)</text:span></text:p>
      <text:list xml:id="list110910541298592" text:continue-numbering="true" text:style-name="L3">
        <text:list-item>
          <text:p text:style-name="P22"><text:span text:style-name="T37">Adjust range with </text:span><text:span text:style-name="T38">Top Hat Ring forward/back</text:span><text:span text:style-name="T37">.</text:span></text:p>
        </text:list-item>
        <text:list-item>
          <text:p text:style-name="P23"><text:span text:style-name="T33">Aim with pipper, fire with </text:span><text:span text:style-name="T32">Trigger</text:span><text:span text:style-name="T33">.</text:span></text:p>
        </text:list-item>
      </text:list>
      <text:list text:style-name="L4">
        <text:list-item>
          <text:list>
            <text:list-item>
              <text:p text:style-name="P25"><text:span text:style-name="T31">S</text:span><text:span text:style-name="T29">CAR Display Unit on top right of instrument panel shows rounds remaining.</text:span></text:p>
            </text:list-item>
          </text:list>
        </text:list-item>
      </text:list>
      <text:list text:style-name="L5">
        <text:list-item>
          <text:p text:style-name="P21"><text:span text:style-name="T14">W</text:span><text:span text:style-name="T13">ingspans:</text:span></text:p>
          <text:list>
            <text:list-item>
              <text:p text:style-name="P15">MiG-29: 37 ft</text:p>
            </text:list-item>
            <text:list-item>
              <text:p text:style-name="P15">F-16: 33 ft</text:p>
            </text:list-item>
            <text:list-item>
              <text:p text:style-name="P15">Su-27: 48 ft</text:p>
            </text:list-item>
            <text:list-item>
              <text:p text:style-name="P15">MiG-21: 24 ft</text:p>
            </text:list-item>
            <text:list-item>
              <text:p text:style-name="P15">MiG-19: 30 ft</text:p>
            </text:list-item>
            <text:list-item>
              <text:p text:style-name="P15">L-39: 31 ft</text:p>
            </text:list-item>
          </text:list>
        </text:list-item>
      </text:list>
      <text:p text:style-name="P5"/>
      <text:p text:style-name="P6"><text:span text:style-name="T24">Missiles -- </text:span>AIM-9<text:span text:style-name="T24">M, AIM-9L, or Magic</text:span></text:p>
      <text:list text:style-name="L6">
        <text:list-item>
          <text:p text:style-name="P24">On <text:span text:style-name="T19">SCAR panel</text:span> (bottom left instrument panel, above left knee):</text:p>
          <text:list>
            <text:list-item>
              <text:p text:style-name="P26"><text:span text:style-name="T28">Weapon pylon buttons</text:span><text:span text:style-name="T29"> ... </text:span><text:span text:style-name="T28">Select </text:span><text:span text:style-name="T26">missile</text:span><text:span text:style-name="T28"> pylons</text:span><text:span text:style-name="T29"> (top light on button turns yellow when selected)</text:span></text:p>
            </text:list-item>
            <text:list-item>
              <text:p text:style-name="P26"><text:span text:style-name="T26">MODE</text:span><text:span text:style-name="T30"> knob ... </text:span><text:span text:style-name="T26">NC</text:span></text:p>
            </text:list-item>
          </text:list>
        </text:list-item>
        <text:list-item>
          <text:p text:style-name="P16"><text:span text:style-name="T23">Open stores release guard (Dish Hat up)</text:span><text:span text:style-name="T39">; stick grip will </text:span><text:span text:style-name="T40">show safety guard up</text:span><text:span text:style-name="T39">.</text:span></text:p>
        </text:list-item>
        <text:list-item>
          <text:p text:style-name="P17">When you have tone, fire with <text:span text:style-name="T19">Red Button</text:span>. <text:s/>Left missile fires first.</text:p>
        </text:list-item>
      </text:list>
      <text:list text:style-name="L7">
        <text:list-item>
          <text:p text:style-name="P18">There is no ranging information, and the missile can lock well outside its effective range, so when in doubt, get closer.</text:p>
        </text:list-item>
        <text:list-item>
          <text:p text:style-name="P18">There is no cage/unc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1:09:10.332000000</dc:date>
    <meta:editing-duration>PT7H22M13S</meta:editing-duration>
    <meta:editing-cycles>5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2" meta:word-count="364" meta:character-count="1834" meta:non-whitespace-character-count="1491"/>
  </office:meta>
</office:document-meta>
</file>